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pt" fo:country="PT"/>
    </style:style>
    <style:style style:name="P2" style:family="paragraph" style:parent-style-name="Text_20_body">
      <style:text-properties fo:language="pt" fo:country="PT"/>
    </style:style>
    <style:style style:name="P3" style:family="paragraph" style:parent-style-name="Text_20_body">
      <style:text-properties fo:language="pt" fo:country="PT" style:font-size-asian="10.5pt"/>
    </style:style>
    <style:style style:name="P4" style:family="paragraph" style:parent-style-name="Text_20_body" style:list-style-name="L1">
      <style:text-properties fo:language="pt" fo:country="PT" style:font-size-asian="10.5pt"/>
    </style:style>
    <style:style style:name="P5" style:family="paragraph" style:parent-style-name="Text_20_body" style:list-style-name="L2">
      <style:text-properties fo:language="pt" fo:country="PT" style:font-size-asian="10.5pt"/>
    </style:style>
    <style:style style:name="P6" style:family="paragraph" style:parent-style-name="Text_20_body" style:list-style-name="L3">
      <style:text-properties fo:language="pt" fo:country="PT" style:font-size-asian="10.5pt"/>
    </style:style>
    <style:style style:name="P7" style:family="paragraph" style:parent-style-name="Text_20_body" style:list-style-name="L4">
      <style:text-properties fo:language="pt" fo:country="PT" style:font-size-asian="10.5pt"/>
    </style:style>
    <style:style style:name="P8" style:family="paragraph" style:parent-style-name="Text_20_body" style:list-style-name="L5">
      <style:text-properties fo:language="pt" fo:country="PT" style:font-size-asian="10.5pt"/>
    </style:style>
    <style:style style:name="P9" style:family="paragraph" style:parent-style-name="Text_20_body" style:list-style-name="L6">
      <style:text-properties fo:language="pt" fo:country="PT" style:font-size-asian="10.5pt"/>
    </style:style>
    <style:style style:name="P10" style:family="paragraph" style:parent-style-name="Text_20_body" style:list-style-name="L8">
      <style:text-properties fo:language="pt" fo:country="PT" style:font-size-asian="10.5pt"/>
    </style:style>
    <style:style style:name="P11" style:family="paragraph" style:parent-style-name="Text_20_body" style:list-style-name="L9">
      <style:text-properties fo:language="pt" fo:country="PT" style:font-size-asian="10.5pt"/>
    </style:style>
    <style:style style:name="P12" style:family="paragraph" style:parent-style-name="Text_20_body" style:list-style-name="L7">
      <style:text-properties fo:language="pt" fo:country="PT"/>
    </style:style>
    <style:style style:name="P13" style:family="paragraph" style:parent-style-name="Text_20_body" style:list-style-name="L10">
      <style:text-properties fo:language="pt" fo:country="PT"/>
    </style:style>
    <style:style style:name="P14" style:family="paragraph" style:parent-style-name="Text_20_body" style:list-style-name="L11">
      <style:text-properties fo:language="pt" fo:country="PT"/>
    </style:style>
    <style:style style:name="P15" style:family="paragraph" style:parent-style-name="Text_20_body" style:list-style-name="L11"/>
    <style:style style:name="P16" style:family="paragraph" style:parent-style-name="Heading_20_2">
      <style:text-properties fo:language="pt" fo:country="PT" style:font-size-asian="10.5pt"/>
    </style:style>
    <style:style style:name="P17" style:family="paragraph" style:parent-style-name="Heading_20_1">
      <style:text-properties fo:language="pt" fo:country="PT"/>
    </style:style>
    <style:style style:name="T1" style:family="text">
      <style:text-properties fo:language="pt" fo:country="PT"/>
    </style:style>
    <style:style style:name="T2" style:family="text">
      <style:text-properties fo:language="pt" fo:country="PT" style:font-size-asian="10.5pt"/>
    </style:style>
    <style:style style:name="T3" style:family="text">
      <style:text-properties fo:language="pt" fo:country="PT" fo:font-style="italic" style:font-size-asian="10.5pt" style:font-style-asian="italic" style:font-style-complex="italic"/>
    </style:style>
    <style:style style:name="T4" style:family="text">
      <style:text-properties style:font-size-asian="10.5pt"/>
    </style:style>
    <style:style style:name="T5" style:family="text">
      <style:text-properties fo:font-style="italic" style:font-size-asian="10.5pt" style:font-style-asian="italic" style:font-style-complex="italic"/>
    </style:style>
    <style:style style:name="T6" style:family="text">
      <style:text-properties fo:font-style="normal" style:font-size-asian="10.5pt"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Gramática</text:h>
      <text:p text:style-name="P1"/>
      <text:p text:style-name="P1">Neste <text:span text:style-name="T4">capítulo, iremos mostrar a gramática criada para definir uma linguagem para descrição de Mapa de Conceitos. Para isso, enunciaremos o que é pretendido da linguagem e estabeleceremos um mapeamento entre as necessidades da linguagem e as produções criadas.</text:span></text:p>
      <text:p text:style-name="P3">De seguida, falaremos da abordagem utilizada (AST e Tree Grammar) para realizar as validações requeridas, assim como o armazenamento da informação contida no ficheiro de input para posterior geração de instruções de povoamento da base de dados.</text:p>
      <text:p text:style-name="P3"/>
      <text:h text:style-name="P16" text:outline-level="2">Gramática base</text:h>
      <text:p text:style-name="P3">A linguagem de Mapa de Conceitos, tal como o nome indica, pretende representar relacionamentos entre conceitos. Estes relacionamentos são taxonómicos, ou seja, um relacionamento do tipo “é um”, em que um conceito faz parte de um outro conceito, sendo que o último representa um grupo de conceitos que podem partilhar diversas características em comum, como por exemplo, o “Emigrante” “é um“ “Pessoa”. Desta forma, estamos a agrupar o conceito “Emigrante” num conceito mais abrangente, “Pessoa”, ou seja, todo o emigrante também é pessoa.</text:p>
      <text:p text:style-name="P3">Falamos então de dois elementos base da nossa gramática. </text:p>
      <text:list xml:id="list1476348738" text:style-name="L1">
        <text:list-item>
          <text:p text:style-name="P4">Conceitos:</text:p>
        </text:list-item>
      </text:list>
      <text:p text:style-name="P3"><text:tab/>conceitos</text:p>
      <text:p text:style-name="P3"><text:tab/><text:tab/>:<text:tab/>conceito (';' conceito)*</text:p>
      <text:p text:style-name="P3"><text:tab/><text:tab/>;</text:p>
      <text:p text:style-name="P3"><text:tab/>É possível definir mais que um conceito, utilizando um ';' para separar cada definição.</text:p>
      <text:p text:style-name="P3"/>
      <text:p text:style-name="P3"><text:tab/>conceito</text:p>
      <text:p text:style-name="P3"><text:tab/><text:tab/>:<text:tab/>CONCEITO '(' STRING ')'</text:p>
      <text:p text:style-name="P3"><text:tab/><text:tab/>;</text:p>
      <text:p text:style-name="P3"><text:tab/>Um conceito é definido utilizando a palavra reservada 'conceito' seguida do conceito entre parênteses.</text:p>
      <text:p text:style-name="P3"/>
      <text:list xml:id="list1766907445" text:style-name="L2">
        <text:list-item>
          <text:p text:style-name="P5">Relacionamento entre dois conceitos:</text:p>
        </text:list-item>
      </text:list>
      <text:p text:style-name="P3"><text:tab/>mapasConceitos<text:tab/></text:p>
      <text:p text:style-name="P3"><text:tab/><text:tab/>:<text:tab/>mapaConceitos (';' mapaConceitos )*</text:p>
      <text:p text:style-name="P3"><text:tab/><text:tab/>;</text:p>
      <text:p text:style-name="P3"><text:tab/>É possível definir mais que um relacionamento, utilizando um ';' para separar cada definição.</text:p>
      <text:p text:style-name="P3"/>
      <text:p text:style-name="P3"><text:soft-page-break/><text:tab/>mapaConceitos<text:tab/></text:p>
      <text:p text:style-name="P3"><text:tab/><text:tab/>:<text:tab/>MAPACONCEITOS '('ID ',' <text:s/>STRING ',' STRING ')'</text:p>
      <text:p text:style-name="P3"><text:tab/><text:tab/>;</text:p>
      <text:p text:style-name="P3"><text:tab/>Um relacionamento é definido utilizando a palavra reservada 'mapaConceitos' seguida de um <text:tab/>identificador do relacionamento e dois conceitos entre parênteses.</text:p>
      <text:p text:style-name="P3"/>
      <text:p text:style-name="P3"/>
      <text:p text:style-name="P3">Este tipo de relacionamento só por si limita a informação que pretendemos armazenar no Mapa de Conceitos, por isso, surge a necessidade de se poder definir propriedades sobre os conceitos, melhorando assim a semântica associada a um conceito. Estas propriedades serão dividas em dois tipos: propriedades de dados e propriedades de conceitos. </text:p>
      <text:p text:style-name="P3">As propriedades de dados associam uma determinada propriedade a um conceito, por exemplo, é possível definir que o conceito “Pessoa” possui a propriedade “tem nome”, para isso criámos um mapeamento entre um conceito, uma propriedade de dados e um tipo de dados que determina o tipo de dados da propriedade.</text:p>
      <text:p text:style-name="P3">Surgem assim, dois novos elementos na nossa gramática. </text:p>
      <text:list xml:id="list1782724646" text:style-name="L3">
        <text:list-item>
          <text:p text:style-name="P6">Propriedades de dados:</text:p>
        </text:list-item>
      </text:list>
      <text:p text:style-name="P3"><text:tab/>propriedadesDados</text:p>
      <text:p text:style-name="P3"><text:tab/><text:tab/>:<text:tab/>propriedadeDados (';' propriedadeDados)*</text:p>
      <text:p text:style-name="P3"><text:tab/><text:tab/>;</text:p>
      <text:p text:style-name="P3"><text:tab/>É possível definir mais que uma propriedade de dados, utilizando um ';' para separar cada <text:tab/>definição.</text:p>
      <text:p text:style-name="P3"><text:tab/></text:p>
      <text:p text:style-name="P3"><text:tab/>propriedadeDados</text:p>
      <text:p text:style-name="P3"><text:tab/><text:tab/>:<text:tab/>PROPRIEDADEDADOS '(' STRING ')'</text:p>
      <text:p text:style-name="P3"><text:tab/><text:tab/>;</text:p>
      <text:p text:style-name="P3"><text:tab/>Uma propriedade de dados é definida utilizando a palavra reservada 'propriedadeDados' seguida <text:tab/>do propriedade entre parênteses.</text:p>
      <text:p text:style-name="P3"/>
      <text:list xml:id="list747037755" text:style-name="L4">
        <text:list-item>
          <text:p text:style-name="P7">Mapeamento entre <text:s/>um conceito, uma propriedade de dados e um tipo de dados:</text:p>
        </text:list-item>
      </text:list>
      <text:p text:style-name="P3"><text:tab/>mapasConceitoPropDados<text:tab/></text:p>
      <text:p text:style-name="P3"><text:tab/><text:tab/>:<text:tab/>mapaConceitoPropDados (';' mapaConceitoPropDados )*</text:p>
      <text:p text:style-name="P3"><text:tab/><text:tab/>;</text:p>
      <text:p text:style-name="P3"><text:tab/>É possível definir mais que um mapeamento, utilizando um ';' para separar cada definição.</text:p>
      <text:p text:style-name="P3"/>
      <text:p text:style-name="P3"><text:tab/>mapaConceitoPropDados<text:tab/></text:p>
      <text:p text:style-name="P3"><text:tab/><text:tab/>:<text:tab/>MAPACONCEITOPROPDADOS '('ID ',' <text:s/>STRING ',' STRING ',' tipo ')'</text:p>
      <text:p text:style-name="P3"><text:soft-page-break/><text:tab/><text:tab/>;</text:p>
      <text:p text:style-name="P3"><text:tab/>Um mapeamento é definido utilizando a palavra reservada 'mapaConceitoPropDados' seguida <text:tab/>de um identificador do mapeamento, dois conceitos e o tipo de dados da propriedade entre <text:tab/>parênteses.</text:p>
      <text:p text:style-name="P3"/>
      <text:p text:style-name="P3"><text:tab/>tipo</text:p>
      <text:p text:style-name="P3"><text:tab/><text:tab/>:<text:tab/>'STRING'</text:p>
      <text:p text:style-name="P3"><text:tab/><text:tab/>|<text:tab/>'INT'</text:p>
      <text:p text:style-name="P3"><text:tab/><text:tab/>|<text:tab/>ID</text:p>
      <text:p text:style-name="P3"><text:tab/><text:tab/>;</text:p>
      <text:p text:style-name="P3"><text:tab/>O tipo tomar os valores STRING, INT e pode ser também um identificador.</text:p>
      <text:p text:style-name="P3"/>
      <text:p text:style-name="P3">As propriedades de conceito definem um novo tipo de relacionamento entre dois conceitos, expandindo o tipo de relacionamento que nos era permitido. Desta forma, deixamos de ter apenas relacionamentos do tipo “é um” e passamos a ter, por exemplo, o relacionamento “nasceu em”, que relaciona o conceito “emigrante” com o conceito “local” e dá-nos a saber que determinado emigrante nasceu em determinado local. Para isto ser possível, criámos um mapeamento entre um conceito, uma propriedade de conceito e um segundo conceito.</text:p>
      <text:p text:style-name="P3">Com isto, adicionámos mais dois elementos na nossa gramática:</text:p>
      <text:list xml:id="list269112681" text:style-name="L5">
        <text:list-item>
          <text:p text:style-name="P8">Propriedades de conceito:</text:p>
        </text:list-item>
      </text:list>
      <text:p text:style-name="P3"><text:tab/>propriedadesConceito</text:p>
      <text:p text:style-name="P3"><text:tab/><text:tab/>:<text:tab/>propriedadeConceito (';' propriedadeConceito)*</text:p>
      <text:p text:style-name="P3"><text:tab/><text:tab/>;</text:p>
      <text:p text:style-name="P3"><text:tab/>É possível definir mais que uma propriedade de conceito, utilizando um ';' para separar cada <text:tab/>definição.</text:p>
      <text:p text:style-name="P3"/>
      <text:p text:style-name="P3"><text:tab/>propriedadeConceito</text:p>
      <text:p text:style-name="P3"><text:tab/><text:tab/>:<text:tab/>PROPRIEDADECONCEITO '(' STRING ')'</text:p>
      <text:p text:style-name="P3"><text:tab/><text:tab/>;</text:p>
      <text:p text:style-name="P3"><text:tab/>Uma propriedade de conceito é definida utilizando a palavra reservada 'propriedadeConceito' <text:tab/>seguida da propriedade entre parênteses.</text:p>
      <text:p text:style-name="P3"/>
      <text:list xml:id="list2004581810" text:style-name="L6">
        <text:list-item>
          <text:p text:style-name="P9">Mapeamento entre Conceito e Propriedade de Conceito:</text:p>
        </text:list-item>
      </text:list>
      <text:p text:style-name="P3"><text:tab/>mapasConceitoPropConceito<text:tab/></text:p>
      <text:p text:style-name="P3"><text:tab/><text:tab/>:<text:tab/>mapaConceitoPropConceito (';' mapaConceitoPropConceito )*</text:p>
      <text:p text:style-name="P3"><text:tab/><text:tab/>;</text:p>
      <text:p text:style-name="P3"><text:tab/>É possível definir mais que um mapeamento, utilizando um ';' para separar cada definição.</text:p>
      <text:p text:style-name="P3"><text:soft-page-break/></text:p>
      <text:p text:style-name="P3"><text:tab/>mapaConceitoPropConceito<text:tab/></text:p>
      <text:p text:style-name="P3"><text:tab/><text:tab/>:<text:tab/>MAPACONCEITOPROPCONCEITO '('ID ',' <text:s/>STRING ',' STRING ',' STRING <text:tab/>')'</text:p>
      <text:p text:style-name="P3"><text:tab/><text:tab/>;</text:p>
      <text:p text:style-name="P3"><text:tab/>Um mapeamento é definido utilizando a palavra reservada 'mapaConceitoPropConceito' seguida <text:tab/>de um identificador do mapeamento, um conceito, a propriedade de conceito e outro conceito <text:tab/>entre parênteses.</text:p>
      <text:p text:style-name="P3"/>
      <text:p text:style-name="P3">Os elementos enunciados anteriormente não tem realmente valor semântico associado, por exemplo, sabemos que um conceito “Emigrante “ está relacionado com um conceito “Local” através de uma propriedade “nasceu em”, mas de facto, não sabemos quem é o emigrante, nem o o local onde este terá nascido. Também sabemos que um conceito “Emigrante” está relacionado com uma propriedade de dados “tem nome”, no entanto, não se sabe que valor esta propriedade toma. </text:p>
      <text:p text:style-name="P3">Para colmatar estas falhas, surgiu a necessidade de se criarem instâncias, que tal como o nome indicam representam instâncias de conceitos, sobre as quais se podem utilizar as propriedades para relacioná-las entre si. Por exemplo, uma instância do conceito “Emigrante” chamada António e uma propriedade de conceito “nasceu em” podem ser utilizadas para relacionar a instância António com a instância Fafe que é uma instância do conceito “Local”. Da mesma forma, é possível relacionar a instância António com a propriedade de dados “tem nome” e o valor da propriedade “António José”.</text:p>
      <text:p text:style-name="P3">Para finalizar, adicionámos à gramática três novos elementos para suportar o que foi introduzido acima:</text:p>
      <text:list xml:id="list96462969" text:style-name="L7">
        <text:list-item>
          <text:p text:style-name="P12">Instâncias:</text:p>
        </text:list-item>
      </text:list>
      <text:p text:style-name="P3"><text:tab/>instancias</text:p>
      <text:p text:style-name="P3"><text:tab/><text:tab/>:<text:tab/>instancia (';' instancia)*</text:p>
      <text:p text:style-name="P3"><text:tab/><text:tab/>;</text:p>
      <text:p text:style-name="P3"><text:tab/>É possível definir mais que uma instância, utilizando um ';' para separar cada definição.</text:p>
      <text:p text:style-name="P3"/>
      <text:p text:style-name="P3"><text:tab/>instancia</text:p>
      <text:p text:style-name="P3"><text:tab/><text:tab/>:<text:tab/>INSTANCIA '(' ID ',' STRING')'</text:p>
      <text:p text:style-name="P3"><text:tab/><text:tab/>;</text:p>
      <text:p text:style-name="P3"><text:tab/>Uma instância é definida utilizando a palavra reservada 'instancia' seguida de um identificador e um conceito entre parênteses.</text:p>
      <text:p text:style-name="P3"/>
      <text:list xml:id="list1178525475" text:style-name="L8">
        <text:list-item>
          <text:p text:style-name="P10">Mapeamento entre Instância e Propriedade de dados:</text:p>
        </text:list-item>
      </text:list>
      <text:p text:style-name="P3"><text:tab/>mapasInstanciaPropDados<text:tab/></text:p>
      <text:p text:style-name="P3"><text:tab/><text:tab/>:<text:tab/>mapaInstanciaPropDados (';' mapaInstanciaPropDados )*</text:p>
      <text:p text:style-name="P3"><text:tab/><text:tab/>;</text:p>
      <text:p text:style-name="P3"><text:tab/>É possível definir mais que um mapeamento, utilizando um ';' para separar cada definição.</text:p>
      <text:p text:style-name="P3"><text:soft-page-break/></text:p>
      <text:p text:style-name="P3"><text:tab/>mapaInstanciaPropDados<text:tab/></text:p>
      <text:p text:style-name="P3"><text:tab/><text:tab/>:<text:tab/>MAPAINSTANCIAPROPDADOS '('ID ',' <text:s/>ID ',' STRING ')'</text:p>
      <text:p text:style-name="P3"><text:tab/><text:tab/>;</text:p>
      <text:p text:style-name="P3"><text:tab/>Um mapeamento é definido utilizando a palavra reservada 'mapaInstanciaPropDados' seguida de uma instância, um mapeamento entre um conceito e uma propriedade de dados e o valor da propriedade entre parênteses.</text:p>
      <text:p text:style-name="P3"/>
      <text:list xml:id="list504886689" text:style-name="L9">
        <text:list-item>
          <text:p text:style-name="P11">Mapeamento entre Instância e Propriedade de conceito:</text:p>
        </text:list-item>
      </text:list>
      <text:p text:style-name="P3"><text:tab/>mapasInstanciaPropConceito<text:tab/></text:p>
      <text:p text:style-name="P3"><text:tab/><text:tab/>:<text:tab/>mapaInstanciaPropConceito (';' mapaInstanciaPropConceito )*</text:p>
      <text:p text:style-name="P3"><text:tab/><text:tab/>;</text:p>
      <text:p text:style-name="P3"><text:tab/>É possível definir mais que um mapeamento, utilizando um ';' para separar cada definição.</text:p>
      <text:p text:style-name="P3"/>
      <text:p text:style-name="P3"><text:tab/>mapaInstanciaPropConceito<text:tab/></text:p>
      <text:p text:style-name="P3"><text:tab/><text:tab/>:<text:tab/>MAPAINSTANCIAPROPCONCEITO '('ID ',' <text:s/>ID ',' ID ')'</text:p>
      <text:p text:style-name="P3"><text:tab/><text:tab/>;</text:p>
      <text:p text:style-name="P3"><text:tab/>Um mapeamento é definido utilizando a palavra reservada 'mapaInstanciaPropConceito' seguida de uma instância, um mapeamento entre um conceito e uma propriedade de conceito e outra instância entre parênteses.</text:p>
      <text:p text:style-name="P3"/>
      <text:p text:style-name="P3">Finalmente, o símbolo não terminal, onde o processo de derivação inicia, o axioma da nossa gramática e a produção associada:</text:p>
      <text:p text:style-name="P3"><text:tab/>cmc</text:p>
      <text:p text:style-name="P3"><text:tab/><text:tab/>:<text:tab/>conceitos ';' (propriedadesDados ';')? (propriedadesConceito ';')? <text:s/>mapasConceitos ';' (mapasConceitoPropDados ';')? (mapasConceitoPropConceito ';')? (instancias ';')? (mapasInstanciaPropDados ';')? (mapasInstanciaPropConceito ';')?</text:p>
      <text:p text:style-name="P3"><text:tab/><text:tab/>;</text:p>
      <text:p text:style-name="P3"/>
      <text:p text:style-name="P3">Após criada a gramática, o próximo passo seria validar o texto de input. Mas como fazê-lo? Existem várias abordagens, uma delas e a que iremos utilizar neste trabalho é geração de uma representação intermédia para que sobre ela se possam efetuar as validações requeridas, essencialmente, validações semânticas.. Na secção seguinte, iremos falar desta abordagem e a nossa implementação da mesma.</text:p>
      <text:p text:style-name="P3"/>
      <text:h text:style-name="P16" text:outline-level="2">AST</text:h>
      <text:p text:style-name="P3">Uma Representação Intermédia (RI) é uma versão independente de qualquer linguagem ou máquina do código original. A utilização de uma RI traz algumas vantagens tais como o aumento do nível de <text:soft-page-break/>abstração e uma separação mais limpa entre o produto inicial e o final.</text:p>
      <text:p text:style-name="P3">Existem várias representações intermédias e a que iremos utilizar é a AST (Abstract Syntax Tree) que é <text:s/>uma representação em árvore da estrutura sintática abstrata do código fonte. A sintaxe é abstrata no sentido em que não representa cada detalhe que aparece na sintaxe real, ou seja, elementos como parênteses de agrupamento estão implícitos na estrutura da árvore e uma construção sintática tal como uma condição if e os seus blocos then e else pode ser representada através de um único nodo e dois ramos, e símbolos intermédios e palavras reservadas são tipicamente eliminados. Basicamente, mantém-se uma estrutura suficiente para realizar processos semânticos e geração de código. </text:p>
      <text:p text:style-name="P3"/>
      <text:p text:style-name="P3">O próximo passo será, então, criar a AST, para isso é necessário criar regras de reescrita sobre a gramática criada, um mecanismo que o ANTLR oferece. Enquanto que uma gramática de parsing especifica como reconhecer input, as regras de reescrita são gramáticas geradoras, ou seja, especificam como gerar output. </text:p>
      <text:p text:style-name="P3">Assim sendo, por cada produção da gramática vamos criar uma regra de reescrita e cada regra representa um novo nodo na AST. Cada regra possui um token imaginário para agrupar os elementos presentes numa produção, ou seja, referências a tokens <text:s/>que não se encontram na produção original.</text:p>
      <text:p text:style-name="P3">Tal como foi dito, elementos tais como ';', ou parênteses são eliminados e elementos com o mesmo nome numa produção são agrupados numa única lista.</text:p>
      <text:p text:style-name="P3">A gramática final com as regras de reescrita pode ser consultada em anexo.</text:p>
      <text:p text:style-name="P3"/>
      <text:h text:style-name="P16" text:outline-level="2">Tree Grammar</text:h>
      <text:p text:style-name="P1"><text:span text:style-name="T4">O próximo passo consiste na construção de um parser da AST gerada, que permitirá atravessá-la (</text:span><text:span text:style-name="T5">tree walker</text:span><text:span text:style-name="T4">) e manipulá-la, transformando-a gradualmente em diversas fases de tradução até que se obtenha uma forma final que satisfaça as nossas necessidades. Este parser será construído, utilizando um mecanismo fornecido pelo ANTLR, uma Tree Grammar (TG). As ações numa TG possuem um contexto muito nítido e conseguem aceder a informação passada das regras invocadas.</text:span></text:p>
      <text:p text:style-name="P1"><text:span text:style-name="T4">A utilização de TG, para além da utilização referida acima, também nos fornece algumas vantagens:</text:span></text:p>
      <text:list xml:id="list1616931223" text:style-name="L10">
        <text:list-item>
          <text:p text:style-name="P13"><text:span text:style-name="T4">uma especificação formal, concisa e independente de um sistema da estrutura da AST;</text:span></text:p>
        </text:list-item>
        <text:list-item>
          <text:p text:style-name="P13"><text:span text:style-name="T4">as ações têm um contexto implícito graças à sua localização na gramática;</text:span></text:p>
        </text:list-item>
        <text:list-item>
          <text:p text:style-name="P13"><text:span text:style-name="T4">os dados podem ser passados entre as ações de forma livre utilizando parâmetros (atributos), valores de retorno e variáveis locais.</text:span></text:p>
        </text:list-item>
      </text:list>
      <text:p text:style-name="P1"><text:span text:style-name="T4"/></text:p>
      <text:p text:style-name="P1"><text:span text:style-name="T4">A estratégia que utilizámos para efetuar a validação exigida consiste, na passagem de uma instância de uma classe Java Tabela (esta será explicada de seguida) assim como uma string de erros por todas as regras da TG. Todo o código externo à TG é feito utilizando a linguagem de programação Java.</text:span></text:p>
      <text:p text:style-name="P1"><text:span text:style-name="T4">A Tabela consiste numa classe Java que armazena os elementos da nossa linguagem, ou seja, os conceitos, as propriedades de dados, as propriedades de conceito, os mapeamentos entre conceitos, os mapeamentos entre um conceito e uma propriedade de dados, os mapeamentos entre dois conceitos e uma propriedade conceito, as instâncias, os mapeamentos entre uma instância, uma propriedade de dados e um valor para a propriedade e finalmente os mapeamentos entre duas instâncias e uma </text:span><text:soft-page-break/><text:span text:style-name="T4">propriedade de conceito. Adicionalmente, criámos um método nesta classe que gera instruções de inserção dos dados presentes na instância Tabela na base de dados criada.</text:span></text:p>
      <text:p text:style-name="P1"><text:span text:style-name="T4">As classes Java criadas podem ser consultadas em anexo.</text:span></text:p>
      <text:p text:style-name="P1"><text:span text:style-name="T4">A string de erros consiste numa string à qual, por cada erro resultante das verificações feitas ao longo da TG, é anexado esse erro. </text:span></text:p>
      <text:p text:style-name="P1"><text:span text:style-name="T4">No final da execução da TG a tabela e a string de erros são retornadas à Interface Java criada (esta será explicada posteriormente).</text:span></text:p>
      <text:p text:style-name="P1"><text:span text:style-name="T4"/></text:p>
      <text:p text:style-name="P1"><text:span text:style-name="T4">As ações criadas para que o processo de validação e povoamento da instância Tabela são bastante simples e o processo de criação foi sistemático. Ou seja, as ações criadas são de dois tipos, no que diz respeito, à forma de construção.</text:span></text:p>
      <text:list xml:id="list2023627936" text:style-name="L11">
        <text:list-item>
          <text:p text:style-name="P14"><text:span text:style-name="T4">Ações de passagem de parâmetros (atributos herdados) aos símbolos não terminais presentes na produção e retorno dos resultados dos mesmos <text:s/>símbolos (atributos sintetizados). Para ilustrar este tipo de ação, basta apenas um exemplo:</text:span></text:p>
          <text:list>
            <text:list-header>
              <text:p text:style-name="P14">conceitos [Tabela tab_in, String erro_in] returns [Tabela tab_out, String erro_out]</text:p>
              <text:list>
                <text:list-header>
                  <text:p text:style-name="P14">:<text:tab/>^(CONCEITOS (conceito[$conceitos.tab_in, $conceitos.erro_in]</text:p>
                </text:list-header>
              </text:list>
            </text:list-header>
          </text:list>
          <text:p text:style-name="P14"><text:tab/>{</text:p>
          <text:p text:style-name="P14"><text:tab/><text:tab/>$conceitos.tab_in = $conceito.tab_out;</text:p>
          <text:p text:style-name="P14"><text:tab/><text:tab/>$conceitos.erro_in = $conceito.erro_out;</text:p>
          <text:p text:style-name="P14"><text:tab/>}</text:p>
          <text:p text:style-name="P14"><text:tab/>)+</text:p>
          <text:p text:style-name="P14"><text:tab/>{</text:p>
          <text:p text:style-name="P14"><text:tab/><text:tab/>$conceitos.tab_out = $conceito.tab_out;</text:p>
          <text:p text:style-name="P14"><text:tab/><text:tab/>$conceitos.erro_out = $conceito.erro_out;</text:p>
          <text:p text:style-name="P14"><text:tab/>}</text:p>
          <text:p text:style-name="P14"><text:tab/>)</text:p>
          <text:p text:style-name="P14"><text:tab/>;</text:p>
          <text:p text:style-name="P15"><text:span text:style-name="T1">Tal como foi explicado, a produção conceitos recebe como parâmetros a instância da Tabela e a string de erros. </text:span></text:p>
          <text:p text:style-name="P15"><text:span text:style-name="T1">Esta produção ilustra uma lista de conceitos, ou seja, um ou mais conceitos.</text:span></text:p>
          <text:p text:style-name="P15"><text:span text:style-name="T1">Um conceito recebe como parâmetros de entrada os parâmetros recebidos por conceitos. Após ter processado conceito os parâmetros são atualizados com os valores de retorno de conceito, para que cada conceito da lista tenha sempre uma tabela e uma string de erros atualizada.</text:span></text:p>
          <text:p text:style-name="P15"><text:span text:style-name="T1">No final, os valores de retorno da produção conceitos são atualizadas com os valores de retorno do último conceito da lista.</text:span></text:p>
        </text:list-item>
        <text:list-item>
          <text:p text:style-name="P14"><text:span text:style-name="T4">Ações de povoamento da tabela com a informação presente na produção. Adicionalmente em algumas produções é feita uma verificação de existência de erros, que condiciona o povoamento. Para ilustrar este tipo de ação iremos exibir dois casos representativos:</text:span></text:p>
          <text:list>
            <text:list-header>
              <text:p text:style-name="P14"><text:soft-page-break/><text:span text:style-name="T4">conceito [Tabela tab_in, String erro_in] returns [Tabela tab_out, String erro_out]</text:span></text:p>
              <text:list>
                <text:list-header>
                  <text:p text:style-name="P14"><text:span text:style-name="T4">:<text:tab/>^(CONCEITO STRING) </text:span></text:p>
                </text:list-header>
              </text:list>
            </text:list-header>
          </text:list>
          <text:p text:style-name="P14"><text:span text:style-name="T4"><text:tab/>{</text:span></text:p>
          <text:p text:style-name="P14"><text:span text:style-name="T4"><text:tab/><text:tab/>Tabela t = $conceito.tab_in;</text:span></text:p>
          <text:p text:style-name="P14"><text:span text:style-name="T4"><text:tab/><text:tab/>// adiciona o conceito à tabela</text:span></text:p>
          <text:p text:style-name="P14"><text:span text:style-name="T4"><text:tab/><text:tab/>TreeSet&lt;String&gt; conceitos = t.getConceitos();</text:span></text:p>
          <text:p text:style-name="P14"><text:span text:style-name="T4"><text:tab/><text:tab/>conceitos.add($STRING.text);</text:span></text:p>
          <text:p text:style-name="P14"><text:span text:style-name="T4"><text:tab/><text:tab/>t.setConceitos(conceitos);</text:span></text:p>
          <text:p text:style-name="P14"><text:span text:style-name="T4"><text:tab/><text:tab/></text:span></text:p>
          <text:p text:style-name="P14"><text:span text:style-name="T4"><text:tab/><text:tab/>$conceito.tab_out = t;</text:span></text:p>
          <text:p text:style-name="P14"><text:span text:style-name="T4"><text:tab/><text:tab/>$conceito.erro_out = $conceito.erro_in;</text:span></text:p>
          <text:p text:style-name="P14"><text:span text:style-name="T4"><text:tab/>}</text:span></text:p>
          <text:p text:style-name="P14"><text:span text:style-name="T4"><text:tab/>;</text:span></text:p>
          <text:p text:style-name="P14"><text:span text:style-name="T4">Tal como foi explicado, a produção conceito recebe como parâmetros a instância da Tabela e a string de erros. </text:span></text:p>
          <text:p text:style-name="P14"><text:span text:style-name="T4">Esta produção ilustra a definição de um conceito, sendo que o conceito em si pode ser obtido a partir da propriedade </text:span><text:span text:style-name="T5">text</text:span><text:span text:style-name="T6"> do token STRING.</text:span></text:p>
          <text:p text:style-name="P14"><text:span text:style-name="T6">O conceito é adicionado à instância tabela através da variável de instância conceitos.</text:span></text:p>
          <text:p text:style-name="P14"><text:span text:style-name="T6">Neste exemplo, não existe verificação de erros porque a definição de conceitos não possui quaisquer tipo de restrições.</text:span></text:p>
          <text:p text:style-name="P14"><text:span text:style-name="T6">No final, os valores de retorno da produção são atualizados.</text:span></text:p>
        </text:list-item>
      </text:list>
      <text:p text:style-name="P1"><text:span text:style-name="T6"/></text:p>
      <text:p text:style-name="P1"><text:span text:style-name="T6"><text:tab/></text:span></text:p>
      <text:p text:style-name="P1"><text:span text:style-name="T6"><text:tab/>instancia [Tabela tab_in, String erro_in] returns [Tabela tab_out, String erro_out]<text:tab/></text:span></text:p>
      <text:p text:style-name="P1"><text:span text:style-name="T6"><text:tab/>@init{</text:span></text:p>
      <text:p text:style-name="P1"><text:span text:style-name="T6"><text:tab/><text:tab/>String erro = $instancia.erro_in;</text:span></text:p>
      <text:p text:style-name="P1"><text:span text:style-name="T6"><text:tab/><text:tab/>Tabela t = $instancia.tab_in;</text:span></text:p>
      <text:p text:style-name="P1"><text:span text:style-name="T6"><text:tab/>}</text:span></text:p>
      <text:p text:style-name="P1"><text:span text:style-name="T6"><text:tab/><text:tab/>:<text:tab/>^(INSTANCIA ID STRING)</text:span></text:p>
      <text:p text:style-name="P1"><text:span text:style-name="T6"><text:tab/><text:tab/>{</text:span></text:p>
      <text:p text:style-name="P1"><text:span text:style-name="T6"><text:tab/><text:tab/><text:tab/>Boolean cSemErro = true;</text:span></text:p>
      <text:p text:style-name="P1"><text:span text:style-name="T6"><text:tab/><text:tab/></text:span></text:p>
      <text:p text:style-name="P1"><text:span text:style-name="T6"><text:tab/><text:tab/><text:tab/>// verifica se existem erros e constroi string de erros</text:span></text:p>
      <text:p text:style-name="P1"><text:span text:style-name="T6"><text:tab/><text:tab/><text:tab/>if (!(cSemErro = t.getConceitos().contains($STRING.text)))</text:span></text:p>
      <text:p text:style-name="P1"><text:span text:style-name="T6"><text:tab/><text:tab/><text:tab/><text:tab/>erro += "\n\t("+$STRING.line+":"+$STRING.pos+")\tO conceito "+</text:span><text:soft-page-break/><text:span text:style-name="T6"><text:tab/>$STRING.text+" não foi definido!";</text:span></text:p>
      <text:p text:style-name="P1"><text:span text:style-name="T6"><text:tab/><text:tab/><text:tab/><text:tab/></text:span></text:p>
      <text:p text:style-name="P1"><text:span text:style-name="T6"><text:tab/><text:tab/><text:tab/>// se nao existirem erros insere instancia na tabela</text:span></text:p>
      <text:p text:style-name="P1"><text:span text:style-name="T6"><text:tab/><text:tab/><text:tab/>if (cSemErro) {<text:tab/></text:span></text:p>
      <text:p text:style-name="P1"><text:span text:style-name="T6"><text:tab/><text:tab/><text:tab/><text:tab/>TreeMap&lt;String, Instancia&gt; instancias = t.getInstancias();</text:span></text:p>
      <text:p text:style-name="P1"><text:span text:style-name="T6"><text:tab/><text:tab/><text:tab/><text:tab/>instancias.put($ID.text, new Instancia($ID.text, $STRING.text));</text:span></text:p>
      <text:p text:style-name="P1"><text:span text:style-name="T6"><text:tab/><text:tab/><text:tab/><text:tab/>t.setInstancias(instancias);</text:span></text:p>
      <text:p text:style-name="P1"><text:span text:style-name="T6"><text:tab/><text:tab/><text:tab/>}<text:tab/></text:span></text:p>
      <text:p text:style-name="P1"><text:span text:style-name="T6"><text:tab/><text:tab/><text:tab/><text:tab/></text:span></text:p>
      <text:p text:style-name="P1"><text:span text:style-name="T6"><text:tab/><text:tab/><text:tab/>$instancia.erro_out = erro;</text:span></text:p>
      <text:p text:style-name="P1"><text:span text:style-name="T6"><text:tab/><text:tab/><text:tab/>$instancia.tab_out = t;</text:span></text:p>
      <text:p text:style-name="P1"><text:span text:style-name="T6"><text:tab/><text:tab/>}</text:span></text:p>
      <text:p text:style-name="P1"><text:span text:style-name="T6"><text:tab/><text:tab/>;</text:span></text:p>
      <text:p text:style-name="P1"><text:span text:style-name="T6"><text:tab/>À semelhança de todas as produções, a produção instancia recebe como parâmetros a instância da Tabela e a string de erros. </text:span></text:p>
      <text:p text:style-name="P1"><text:span text:style-name="T6"><text:tab/>Esta produção ilustra a definição de uma instância, sendo que o identificador e o conceito podem ser obtidos através da propriedade </text:span><text:span text:style-name="T5">text</text:span><text:span text:style-name="T6"> dos tokens ID e STRING, respetivamente.</text:span></text:p>
      <text:p text:style-name="P1"><text:span text:style-name="T6"><text:tab/>É feita uma verificação da existência do conceito na tabela, se este não existir, ou seja, não tiver sido definido previamente, então uma mensagem de erro é adicionada à variável erro. Esta mensagem de erro é constituída pela linha e coluna do conceito inexistente seguidas da mensagem de erro.</text:span></text:p>
      <text:p text:style-name="P1"><text:span text:style-name="T6"><text:tab/>Se não tiver sido detetado nenhum erro, então a instância é adicionada à tabela, utilizando a variável de instância instancias.</text:span></text:p>
      <text:p text:style-name="P1"><text:span text:style-name="T6"><text:tab/>Analogamente, esta verificação da existência de erros é feita nas produções mapaConceitos, mapaConceitoPropDados, mapaConceitoPropConceito, mapaInstanciaPropDados e mapaInstanciaPropConceito.</text:span></text:p>
      <text:p text:style-name="P1"><text:span text:style-name="T6"/></text:p>
      <text:p text:style-name="P1"><text:span text:style-name="T6">A produção final também é do primeiro tipo, mas ao invés de receber parâmetros de entrada com a tabela e a string de erros, estes são inicializados nesta produção.</text:span></text:p>
      <text:p text:style-name="P1"><text:span text:style-name="T6"><text:tab/>cmc returns [Tabela tab_out, String erro_out]</text:span></text:p>
      <text:p text:style-name="P1"><text:span text:style-name="T6"><text:tab/>@init{</text:span></text:p>
      <text:p text:style-name="P1"><text:span text:style-name="T6"><text:tab/><text:tab/>Tabela tab = new Tabela();</text:span></text:p>
      <text:p text:style-name="P1"><text:span text:style-name="T6"><text:tab/><text:tab/>String erro = "Erros:";</text:span></text:p>
      <text:p text:style-name="P1"><text:span text:style-name="T6"><text:tab/>}</text:span></text:p>
      <text:p text:style-name="P1"><text:span text:style-name="T6"><text:tab/><text:tab/>:<text:tab/>^(CMC (conceitos[tab, erro] {tab = $conceitos.tab_out; erro = <text:tab/>$conceitos.erro_out;})</text:span></text:p>
      <text:p text:style-name="P1"><text:span text:style-name="T6"><text:tab/><text:tab/><text:tab/><text:tab/><text:tab/>(propriedadesDados[tab, erro] {tab = <text:tab/>$propriedadesDados.tab_out; erro = $propriedadesDados.erro_out;})?</text:span></text:p>
      <text:p text:style-name="P1"><text:soft-page-break/><text:span text:style-name="T6"><text:tab/><text:tab/><text:tab/><text:tab/><text:tab/>(propriedadesConceito[tab, erro] {tab = <text:tab/>$propriedadesConceito.tab_out; erro = $propriedadesConceito.erro_out;})? </text:span></text:p>
      <text:p text:style-name="P1"><text:span text:style-name="T6"><text:tab/><text:tab/><text:tab/><text:tab/><text:tab/>(mapasConceitos[tab, erro] {tab = $mapasConceitos.tab_out; erro <text:tab/>= $mapasConceitos.erro_out;})</text:span></text:p>
      <text:p text:style-name="P1"><text:span text:style-name="T6"><text:tab/><text:tab/><text:tab/><text:tab/><text:tab/>(mapasConceitoPropDados[tab, erro] {tab = <text:tab/>$mapasConceitoPropDados.tab_out; erro = $mapasConceitoPropDados.erro_out;})? </text:span></text:p>
      <text:p text:style-name="P1"><text:span text:style-name="T6"><text:tab/><text:tab/><text:tab/><text:tab/><text:tab/>(mapasConceitoPropConceito[tab, erro] {tab = <text:tab/>$mapasConceitoPropConceito.tab_out; erro = $mapasConceitoPropConceito.erro_out;})? </text:span></text:p>
      <text:p text:style-name="P1"><text:span text:style-name="T6"><text:tab/><text:tab/><text:tab/><text:tab/><text:tab/>(instancias[tab, erro] {tab = $instancias.tab_out; erro = <text:tab/>$instancias.erro_out;})?<text:tab/><text:tab/><text:tab/><text:tab/><text:tab/><text:tab/></text:span></text:p>
      <text:p text:style-name="P1"><text:span text:style-name="T6"><text:tab/><text:tab/><text:tab/><text:tab/><text:tab/>(mapasInstanciaPropDados[tab, erro] {tab = <text:tab/><text:tab/>$mapasInstanciaPropDados.tab_out; erro = $mapasInstanciaPropDados.erro_out;})?</text:span></text:p>
      <text:p text:style-name="P1"><text:span text:style-name="T6"><text:tab/><text:tab/><text:tab/><text:tab/><text:tab/>(mapasInstanciaPropConceito[tab, erro] {tab = <text:tab/>$mapasInstanciaPropConceito.tab_out; erro = $mapasInstanciaPropConceito.erro_out;})?</text:span></text:p>
      <text:p text:style-name="P1"><text:span text:style-name="T6"><text:tab/><text:tab/><text:tab/>)</text:span></text:p>
      <text:p text:style-name="P1"><text:span text:style-name="T6"><text:tab/><text:tab/><text:tab/>{</text:span></text:p>
      <text:p text:style-name="P1"><text:span text:style-name="T6"><text:tab/><text:tab/><text:tab/><text:tab/>$cmc.erro_out = erro;</text:span></text:p>
      <text:p text:style-name="P1"><text:span text:style-name="T6"><text:tab/><text:tab/><text:tab/><text:tab/>$cmc.tab_out = tab;</text:span></text:p>
      <text:p text:style-name="P1"><text:span text:style-name="T6"><text:tab/><text:tab/><text:tab/>}</text:span></text:p>
      <text:p text:style-name="P1"><text:span text:style-name="T6"><text:tab/><text:tab/><text:tab/>;</text:span></text:p>
      <text:p text:style-name="P1"><text:span text:style-name="T6"><text:tab/>Pode-se observar que para cada símbolo não terminal nesta produção, a tabela e a string de erros são passados como parâmetros de entrada e, após a execução do mesmo, esses parâmetros são atualizados com os valores de retorno do símbolo.</text:span></text:p>
      <text:p text:style-name="P1"><text:span text:style-name="T6"><text:tab/>No final, os valores de retorno da produção são atualizados para que possam ser passados à interface Java.</text:span></text:p>
      <text:p text:style-name="P1"><text:span text:style-name="T6"/></text:p>
      <text:p text:style-name="P1"><text:span text:style-name="T6">A Tree Grammar pode ser consultada em anexo.</text:span></text:p>
      <text:p text:style-name="P1"><text:span text:style-name="T6"/></text:p>
      <text:h text:style-name="Heading_20_2" text:outline-level="2"><text:span text:style-name="T2">Java Interface</text:span></text:h>
      <text:p text:style-name="Text_20_body"><text:span text:style-name="T2">É necessário criar uma interface Java para obter o output do ANTLR, obter a AST da gramática 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05T00:19:16</meta:creation-date>
    <dc:date>2012-07-05T19:23:47</dc:date>
    <dc:creator>Bruno Azevedo</dc:creator>
    <meta:editing-duration>PT8H9S</meta:editing-duration>
    <meta:editing-cycles>578</meta:editing-cycles>
    <meta:generator>LibreOffice/3.3$Linux LibreOffice_project/330m19$Build-401</meta:generator>
    <meta:document-statistic meta:table-count="0" meta:image-count="0" meta:object-count="0" meta:page-count="10" meta:paragraph-count="219" meta:word-count="2654" meta:character-count="18273"/>
  </office:meta>
</office:document-meta>
</file>